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0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6825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69a2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fo:background-color="#5eb91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15" table:default-cell-style-name="ce7"/>
        <table:table-column table:style-name="co1" table:number-columns-repeated="3" table:default-cell-style-name="ce7"/>
        <table:table-column table:style-name="co1" table:number-columns-repeated="1004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DONE %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viikko1</text:p>
          </table:table-cell>
          <table:table-cell table:number-columns-repeated="11" table:style-name="ce6" office:value-type="string" calcext:value-type="string">
            <text:p>x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COUNTIF([.B2:.Q2];&quot;x&quot;)" office:value-type="float" office:value="11" calcext:value-type="float">
            <text:p>11</text:p>
          </table:table-cell>
          <table:table-cell table:style-name="ce12" table:formula="of:=[.S2]/[.R2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2</text:p>
          </table:table-cell>
          <table:table-cell table:number-columns-repeated="16" table:style-name="ce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3:.Q3];&quot;x&quot;)" office:value-type="float" office:value="16" calcext:value-type="float">
            <text:p>16</text:p>
          </table:table-cell>
          <table:table-cell table:style-name="ce12" table:formula="of:=[.S3]/[.R3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3</text:p>
          </table:table-cell>
          <table:table-cell table:number-columns-repeated="16" table:style-name="ce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4:.Q4];&quot;x&quot;)" office:value-type="float" office:value="16" calcext:value-type="float">
            <text:p>16</text:p>
          </table:table-cell>
          <table:table-cell table:style-name="ce12" table:formula="of:=[.S4]/[.R4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4</text:p>
          </table:table-cell>
          <table:table-cell table:number-columns-repeated="16" table:style-name="ce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5:.Q5];&quot;x&quot;)" office:value-type="float" office:value="16" calcext:value-type="float">
            <text:p>16</text:p>
          </table:table-cell>
          <table:table-cell table:style-name="ce12" table:formula="of:=[.S5]/[.R5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5</text:p>
          </table:table-cell>
          <table:table-cell table:number-columns-repeated="9" table:style-name="ce6" office:value-type="string" calcext:value-type="string">
            <text:p>x</text:p>
          </table:table-cell>
          <table:table-cell table:number-columns-repeated="5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6:.Q6];&quot;x&quot;)" office:value-type="float" office:value="11" calcext:value-type="float">
            <text:p>11</text:p>
          </table:table-cell>
          <table:table-cell table:style-name="ce12" table:formula="of:=[.S6]/[.R6]" office:value-type="percentage" office:value="0.6875" calcext:value-type="percentage">
            <text:p>68,75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6</text:p>
          </table:table-cell>
          <table:table-cell table:number-columns-repeated="10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office:value-type="float" office:value="16" calcext:value-type="float">
            <text:p>16</text:p>
          </table:table-cell>
          <table:table-cell table:formula="of:=COUNTIF([.B7:.Q7];&quot;x&quot;)" office:value-type="float" office:value="11" calcext:value-type="float">
            <text:p>11</text:p>
          </table:table-cell>
          <table:table-cell table:style-name="ce12" table:formula="of:=[.S7]/[.R7]" office:value-type="percentage" office:value="0.6875" calcext:value-type="percentage">
            <text:p>68,75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7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12"/>
          <table:table-cell/>
          <table:table-cell office:value-type="float" office:value="15" calcext:value-type="float">
            <text:p>15</text:p>
          </table:table-cell>
          <table:table-cell table:formula="of:=COUNTIF([.B8:.Q8];&quot;x&quot;)" office:value-type="float" office:value="3" calcext:value-type="float">
            <text:p>3</text:p>
          </table:table-cell>
          <table:table-cell table:style-name="ce12" table:formula="of:=[.S8]/[.R8]" office:value-type="percentage" office:value="0.2" calcext:value-type="percentage">
            <text:p>20,00 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8" table:formula="of:=SUM([.R2:.R8])" office:value-type="float" office:value="106" calcext:value-type="float" table:number-columns-spanned="2" table:number-rows-spanned="1">
            <text:p>106</text:p>
          </table:table-cell>
          <table:covered-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9" table:formula="of:=SUM([.S2:.S8])" office:value-type="float" office:value="84" calcext:value-type="float" table:number-columns-spanned="2" table:number-rows-spanned="1">
            <text:p>84</text:p>
          </table:table-cell>
          <table:covered-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DONE %</text:p>
          </table:table-cell>
          <table:table-cell table:style-name="ce10" table:formula="of:=[.B12]/[.B11]" office:value-type="percentage" office:value="0.792452830188679" calcext:value-type="percentage" table:number-columns-spanned="2" table:number-rows-spanned="1">
            <text:p>79,25 %</text:p>
          </table:table-cell>
          <table:covered-table-cell table:style-name="ce11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6.14-16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4" office:value-type="string" calcext:value-type="string">
            <text:p>Lue <text:a xlink:href="https://guides.rubyonrails.org/security.html" xlink:type="simple">https://guides.rubyonrails.org/security.html</text:a>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4" office:value-type="string" calcext:value-type="string">
            <text:p>Teksti on pitkä mutta asia on tärkeä. Jos haluat optimoida ajankäyttöä, jätä luvut 4, 5, 7.4-7.8, 8, 9 ja 10 lukematta.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4" office:value-type="string" calcext:value-type="string">
            <text:p>Voit merkata tehtävät tehdyksi kun seuraavat asiat selvillä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4" office:value-type="string" calcext:value-type="string">
            <text:p>SQL-injektio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4" office:value-type="string" calcext:value-type="string">
            <text:p>CSRF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4" office:value-type="string" calcext:value-type="string">
            <text:p>XSS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4" office:value-type="string" calcext:value-type="string">
            <text:p>järkevä sessioiden käyttö</text:p>
          </table:table-cell>
          <table:table-cell table:number-columns-repeated="100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0:45:07.182362510</meta:creation-date>
    <meta:generator>LibreOffice/7.3.7.2$Linux_X86_64 LibreOffice_project/30$Build-2</meta:generator>
    <dc:date>2025-05-28T22:29:55.392025931</dc:date>
    <meta:editing-duration>P1DT5H3M39S</meta:editing-duration>
    <meta:editing-cycles>6</meta:editing-cycles>
    <meta:document-statistic meta:table-count="1" meta:cell-count="152" meta:object-count="0"/>
  </office:meta>
</office:document-meta>
</file>